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3.0661in"/>
    </style:style>
    <style:style style:name="co4" style:family="table-column">
      <style:table-column-properties fo:break-before="auto" style:column-width="0.6819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0.7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1445in" fo:break-before="auto" style:use-optimal-row-height="true"/>
    </style:style>
    <style:style style:name="ro4" style:family="table-row">
      <style:table-row-properties style:row-height="0.11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8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8pt"/>
    </style:style>
    <style:style style:name="ce10" style:family="table-cell" style:parent-style-name="Default">
      <style:text-properties fo:font-size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8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border="none"/>
      <style:text-properties fo:font-size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/>
    </style:style>
    <style:style style:name="ce17" style:family="table-cell" style:parent-style-name="Default">
      <style:text-properties style:font-name="Arial" fo:font-size="8pt" style:font-name-asian="Droid Sans" style:font-name-complex="Lohit Hindi"/>
    </style:style>
    <style:style style:name="ce18" style:family="table-cell" style:parent-style-name="Default">
      <style:table-cell-properties fo:border="none"/>
      <style:text-properties style:font-name="Arial" fo:font-size="8pt" style:font-name-asian="Droid Sans" style:font-name-complex="Lohit Hindi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Arial" fo:font-size="8pt" style:font-name-asian="Droid Sans" style:font-name-complex="Lohit Hindi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8pt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size="8pt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size="8pt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size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8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8pt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>
            <text:p>Código</text:p>
          </table:table-cell>
          <table:table-cell table:style-name="ce8" office:value-type="string">
            <text:p>Unidad </text:p>
            <text:p>de medida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Unidades</text:p>
          </table:table-cell>
          <table:table-cell table:style-name="ce8" office:value-type="string">
            <text:p>Precio ud</text:p>
          </table:table-cell>
          <table:table-cell table:style-name="ce21" office:value-type="string">
            <text:p>Precio tota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table:number-columns-repeated="4"/>
          <table:table-cell table:style-name="ce22"/>
          <table:table-cell table:number-columns-repeated="101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/>
          <table:table-cell table:style-name="ce16" office:value-type="string">
            <text:p>Capitulo I: Iluminación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2">
          <table:table-cell table:style-name="ce3" office:value-type="float" office:value="1.1">
            <text:p>1.1</text:p>
          </table:table-cell>
          <table:table-cell table:style-name="ce11"/>
          <table:table-cell table:style-name="ce10" table:number-columns-repeated="3"/>
          <table:table-cell table:style-name="ce23"/>
          <table:table-cell table:number-columns-repeated="1018"/>
        </table:table-row>
        <table:table-row table:style-name="ro2">
          <table:table-cell table:style-name="ce4"/>
          <table:table-cell table:style-name="ce12" table:number-columns-repeated="4"/>
          <table:table-cell table:style-name="ce24"/>
          <table:table-cell table:number-columns-repeated="1018"/>
        </table:table-row>
        <table:table-row table:style-name="ro2">
          <table:table-cell table:style-name="ce2"/>
          <table:table-cell table:style-name="ce13" table:number-columns-repeated="4"/>
          <table:table-cell table:style-name="ce25"/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/>
          <table:table-cell table:style-name="ce10" office:value-type="string">
            <text:p>Capitulo II: Maquinaria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2">
          <table:table-cell table:style-name="ce3"/>
          <table:table-cell table:style-name="ce10" table:number-columns-repeated="4"/>
          <table:table-cell table:style-name="ce23"/>
          <table:table-cell table:number-columns-repeated="1018"/>
        </table:table-row>
        <table:table-row table:style-name="ro3">
          <table:table-cell table:style-name="ce3" office:value-type="float" office:value="2.1">
            <text:p>2.1</text:p>
          </table:table-cell>
          <table:table-cell table:style-name="ce11" office:value-type="string">
            <text:p>ud</text:p>
          </table:table-cell>
          <table:table-cell table:style-name="ce10" office:value-type="string">
            <text:p><text:s text:c="4"/>Maquina de prensado de pastillas modelo YUJ-17BZ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0" office:value-type="string">
            <text:p><text:s text:c="8"/>Suministro e instalación de máquina de prensado 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7" office:value-type="string">
            <text:p><text:span text:style-name="T1"><text:s text:c="8"/></text:span><text:span text:style-name="T1">modelo YUJ-17BZ con producción de 5-50kg/hora, </text:span>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pan text:style-name="T1"><text:s text:c="8"/></text:span><text:span text:style-name="T1">Potencia motor=4kW, Alimentación:240V/50Hz</text:span>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1 000€</text:p>
          </table:table-cell>
          <table:table-cell table:style-name="ce26" office:value-type="string">
            <text:p>11 000€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3" office:value-type="float" office:value="2.2">
            <text:p>2.2</text:p>
          </table:table-cell>
          <table:table-cell table:style-name="ce15" office:value-type="string">
            <text:p>ud</text:p>
          </table:table-cell>
          <table:table-cell table:style-name="ce18" office:value-type="string">
            <text:p><text:s text:c="4"/>Maquina de verificación de dureza modelo YJX-220B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 text:c="8"/>Suministro e instalación de máquina de verificación 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 text:c="8"/>modelo YJX-220B con capacidad 50kg/hora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 text:c="8"/>Alimentación:240V/50Hz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0 500€</text:p>
          </table:table-cell>
          <table:table-cell table:style-name="ce26" office:value-type="string">
            <text:p>10 500€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3" office:value-type="float" office:value="2.3">
            <text:p>2.3</text:p>
          </table:table-cell>
          <table:table-cell table:style-name="ce15" office:value-type="string">
            <text:p>ud</text:p>
          </table:table-cell>
          <table:table-cell table:style-name="ce18" office:value-type="string">
            <text:p><text:s text:c="4"/>Maquina de revestimiento de pastillas modelo BGB80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 text:c="8"/>Suministro e instalación de máquina de revestimiento 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 text:c="8"/>modelo BGB80 con capacidad 80kg y consumo de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18" office:value-type="string">
            <text:p><text:s text:c="8"/>1.5kW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7 500€</text:p>
          </table:table-cell>
          <table:table-cell table:style-name="ce26" office:value-type="string">
            <text:p>17 500€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2"/>
          <table:table-cell table:style-name="ce19" office:value-type="string">
            <text:p><text:s text:c="6"/></text:p>
          </table:table-cell>
          <table:table-cell table:style-name="ce20" table:number-columns-repeated="2"/>
          <table:table-cell table:style-name="ce27"/>
          <table:table-cell table:number-columns-repeated="101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4-01T13:51:01</meta:creation-date>
    <dc:date>2014-04-01T14:37:16</dc:date>
    <dc:creator>alvaro </dc:creator>
    <meta:editing-duration>PT31M41S</meta:editing-duration>
    <meta:editing-cycles>5</meta:editing-cycles>
    <meta:generator>LibreOffice/3.5$Linux_X86_64 LibreOffice_project/350m1$Build-2</meta:generator>
    <meta:document-statistic meta:table-count="3" meta:cell-count="39" meta:object-count="0"/>
  </office:meta>
</office:document-meta>
</file>